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Footer">
      <style:paragraph-properties fo:margin-top="0in" fo:margin-bottom="0.111in" style:contextual-spacing="false" text:number-lines="false" text:line-number="0"/>
    </style:style>
    <style:style style:name="P2" style:family="paragraph" style:parent-style-name="Standard">
      <style:paragraph-properties fo:margin-left="-0.6252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3" style:family="paragraph" style:parent-style-name="Standard">
      <style:paragraph-properties fo:margin-left="0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4" style:family="paragraph" style:parent-style-name="Standard">
      <style:paragraph-properties fo:margin-left="-0.6252in" fo:margin-right="0in" fo:margin-top="0in" fo:margin-bottom="0.111in" style:contextual-spacing="false" fo:line-height="108%" fo:text-align="end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5" style:family="paragraph" style:parent-style-name="Standard">
      <style:paragraph-properties fo:margin-left="-0.6252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6" style:family="paragraph" style:parent-style-name="Standard">
      <style:paragraph-properties fo:margin-left="-0.5618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7" style:family="paragraph" style:parent-style-name="Standard">
      <style:paragraph-properties fo:margin-left="-0.6252in" fo:margin-right="0in" fo:margin-top="0in" fo:margin-bottom="0.111in" style:contextual-spacing="false" fo:line-height="108%" fo:text-align="end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8" style:family="paragraph" style:parent-style-name="Standard">
      <style:paragraph-properties fo:margin-left="0in" fo:margin-right="0in" fo:margin-top="0in" fo:margin-bottom="0.111in" style:contextual-spacing="false" fo:line-height="108%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9" style:family="paragraph" style:parent-style-name="Standard">
      <style:paragraph-properties fo:margin-left="0in" fo:margin-right="0in" fo:margin-top="0in" fo:margin-bottom="0.111in" style:contextual-spacing="false" fo:line-height="108%" fo:orphans="2" fo:widows="2" fo:text-indent="0in" style:auto-text-indent="false" style:writing-mode="lr-tb"/>
      <style:text-properties style:font-name="Liberation Sans1" fo:font-size="16pt" officeooo:rsid="00170ca1" style:font-size-asian="16pt" style:font-size-complex="16pt"/>
    </style:style>
    <style:style style:name="P10" style:family="paragraph" style:parent-style-name="Contents_20_1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fo:font-size="18pt" officeooo:rsid="00170ca1" officeooo:paragraph-rsid="002909e7" style:font-size-asian="18pt" style:font-size-complex="18pt"/>
    </style:style>
    <style:style style:name="P12" style:family="paragraph" style:parent-style-name="Heading_20_1">
      <style:text-properties fo:font-size="18pt" officeooo:rsid="001a4b6c" officeooo:paragraph-rsid="002909e7" style:font-size-asian="18pt" style:font-size-complex="18pt"/>
    </style:style>
    <style:style style:name="P13" style:family="paragraph" style:parent-style-name="Heading_20_1">
      <style:text-properties fo:font-size="18pt" officeooo:rsid="001a9053" officeooo:paragraph-rsid="001a9053" style:font-size-asian="18pt" style:font-size-complex="18pt"/>
    </style:style>
    <style:style style:name="P14" style:family="paragraph" style:parent-style-name="Heading_20_1" style:list-style-name="WWNum1">
      <style:text-properties fo:font-size="18pt" officeooo:paragraph-rsid="002909e7" style:font-size-asian="18pt" style:font-size-complex="18pt"/>
    </style:style>
    <style:style style:name="P15" style:family="paragraph" style:parent-style-name="Heading_20_1">
      <style:text-properties fo:font-size="18pt" officeooo:rsid="001d553e" officeooo:paragraph-rsid="001d553e" style:font-size-asian="18pt" style:font-size-complex="18pt"/>
    </style:style>
    <style:style style:name="P16" style:family="paragraph" style:parent-style-name="Standard">
      <style:text-properties style:font-name="Liberation Sans1" fo:font-size="14pt" officeooo:rsid="0029f4f3" officeooo:paragraph-rsid="0029f4f3" style:font-size-asian="14pt" style:font-size-complex="14pt"/>
    </style:style>
    <style:style style:name="P17" style:family="paragraph" style:parent-style-name="Standard">
      <style:text-properties style:font-name="Liberation Sans1" fo:font-size="14pt" officeooo:rsid="002d30c5" officeooo:paragraph-rsid="002d30c5" style:font-size-asian="14pt" style:font-size-complex="14pt"/>
    </style:style>
    <style:style style:name="P18" style:family="paragraph" style:parent-style-name="Standard">
      <style:text-properties style:font-name="Liberation Sans1" fo:font-size="14pt" officeooo:paragraph-rsid="002909e7" style:font-size-asian="14pt" style:font-size-complex="14pt"/>
    </style:style>
    <style:style style:name="P19" style:family="paragraph" style:parent-style-name="Standard">
      <style:text-properties style:font-name="Liberation Sans1" fo:font-size="14pt" officeooo:paragraph-rsid="001a9053" style:font-size-asian="14pt" style:font-size-complex="14pt"/>
    </style:style>
    <style:style style:name="P20" style:family="paragraph" style:parent-style-name="Standard">
      <style:text-properties style:font-name="Liberation Sans1" fo:font-size="14pt" officeooo:paragraph-rsid="002e47cf" style:font-size-asian="14pt" style:font-size-complex="14pt"/>
    </style:style>
    <style:style style:name="P21" style:family="paragraph" style:parent-style-name="Standard">
      <style:text-properties fo:font-size="14pt" officeooo:rsid="002d30c5" officeooo:paragraph-rsid="002d30c5" style:font-size-asian="14pt" style:font-size-complex="14pt"/>
    </style:style>
    <style:style style:name="P22" style:family="paragraph" style:parent-style-name="Standard">
      <style:text-properties fo:font-size="14pt" officeooo:paragraph-rsid="002d30c5" style:font-size-asian="14pt" style:font-size-complex="14pt"/>
    </style:style>
    <style:style style:name="P23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ffffff" loext:opacity="100%" style:font-name="Liberation Sans1" fo:font-size="15pt" officeooo:paragraph-rsid="002909e7" style:font-size-asian="15pt" style:font-size-complex="15pt"/>
    </style:style>
    <style:style style:name="P24" style:family="paragraph" style:parent-style-name="Standard">
      <style:text-properties fo:font-size="18pt" officeooo:rsid="001a4b6c" officeooo:paragraph-rsid="002d30c5" style:font-size-asian="18pt" style:font-size-complex="18pt"/>
    </style:style>
    <style:style style:name="P25" style:family="paragraph" style:parent-style-name="Standard">
      <style:text-properties fo:font-size="18pt" officeooo:paragraph-rsid="002d30c5" style:font-size-asian="18pt" style:font-size-complex="18pt"/>
    </style:style>
    <style:style style:name="P26" style:family="paragraph" style:parent-style-name="Text_20_body">
      <style:text-properties fo:font-size="15pt" officeooo:rsid="002ec029" officeooo:paragraph-rsid="002ec029" style:font-size-asian="13.1000003814697pt" style:font-size-complex="15pt"/>
    </style:style>
    <style:style style:name="T1" style:family="text">
      <style:text-properties officeooo:rsid="00170ca1"/>
    </style:style>
    <style:style style:name="T2" style:family="text">
      <style:text-properties style:font-name="Liberation Sans1"/>
    </style:style>
    <style:style style:name="T3" style:family="text">
      <style:text-properties style:font-name="Liberation Sans1" officeooo:rsid="002d30c5"/>
    </style:style>
    <style:style style:name="T4" style:family="text">
      <style:text-properties officeooo:rsid="001a9053"/>
    </style:style>
    <style:style style:name="T5" style:family="text">
      <style:text-properties officeooo:rsid="0027ae3c"/>
    </style:style>
    <style:style style:name="T6" style:family="text">
      <style:text-properties officeooo:rsid="001a4b6c"/>
    </style:style>
    <style:style style:name="T7" style:family="text">
      <style:text-properties officeooo:rsid="002909e7"/>
    </style:style>
    <style:style style:name="T8" style:family="text">
      <style:text-properties fo:font-style="normal" fo:font-weight="normal" style:font-style-asian="normal" style:font-weight-asian="normal"/>
    </style:style>
    <style:style style:name="T9" style:family="text">
      <style:text-properties officeooo:rsid="002e47c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НАЦИОНАЛЬНЫЙ ИССЛЕДОВАТЕЛЬСКИЙ УНИВЕРСИТЕТ ИТМО</text:p>
      <text:p text:style-name="P5">Факультет Программной инженерии и компьютерных технологий</text:p>
      <text:p text:style-name="P5">Направление: Нейротехнологии и программная инженерия</text:p>
      <text:p text:style-name="P2"/>
      <text:p text:style-name="P2"/>
      <text:p text:style-name="P2"/>
      <text:p text:style-name="P2"/>
      <text:p text:style-name="P2"/>
      <text:p text:style-name="P2"/>
      <text:p text:style-name="P5">Дисциплина: <text:span text:style-name="T1">Информатика</text:span></text:p>
      <text:p text:style-name="P5">Лабораторная работа № <text:span text:style-name="T5">4</text:span></text:p>
      <text:p text:style-name="P5"/>
      <text:p text:style-name="P2"/>
      <text:p text:style-name="P2"/>
      <text:p text:style-name="P2"/>
      <text:p text:style-name="P4"/>
      <text:p text:style-name="P7">Выполнил студент </text:p>
      <text:p text:style-name="P7">Рязанов Демид Витальевич</text:p>
      <text:p text:style-name="P7">Группа № Р3121</text:p>
      <text:p text:style-name="P7">Преподаватель: <text:span text:style-name="T1">Болдырева Елена Александрова</text:span></text:p>
      <text:p text:style-name="P7"/>
      <text:p text:style-name="P3"/>
      <text:p text:style-name="P3"/>
      <text:p text:style-name="P3"/>
      <text:p text:style-name="P6">г. Санкт-Петербург</text:p>
      <text:p text:style-name="P6">2022</text:p>
      <text:table-of-content text:style-name="Sect1" text:protected="true" text:name="Table of Contents1">
        <text:table-of-content-source text:outline-level="9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10"><text:a xlink:type="simple" xlink:href="#__RefHeading___Toc354_3333160460" text:style-name="Index_20_Link" text:visited-style-name="Index_20_Link">Задание<text:tab/>3</text:a></text:p>
          <text:p text:style-name="P10"><text:a xlink:type="simple" xlink:href="#__RefHeading___Toc356_3333160460" text:style-name="Index_20_Link" text:visited-style-name="Index_20_Link">Дополнительное задание №1<text:tab/>3</text:a></text:p>
          <text:p text:style-name="P10"><text:a xlink:type="simple" xlink:href="#__RefHeading___Toc688_2001671050" text:style-name="Index_20_Link" text:visited-style-name="Index_20_Link">Дополнительное задание №2<text:tab/>3</text:a></text:p>
          <text:p text:style-name="P10"><text:a xlink:type="simple" xlink:href="#__RefHeading___Toc356_33331604601" text:style-name="Index_20_Link" text:visited-style-name="Index_20_Link">Дополнительное задание №3<text:tab/>4</text:a></text:p>
          <text:p text:style-name="P10"><text:a xlink:type="simple" xlink:href="#__RefHeading___Toc690_2001671050" text:style-name="Index_20_Link" text:visited-style-name="Index_20_Link">Вывод<text:tab/>4</text:a></text:p>
        </text:index-body>
      </text:table-of-conten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list xml:id="list534371659" text:style-name="WWNum1">
        <text:list-item>
          <text:h text:style-name="P11" text:outline-level="1"><text:bookmark-start text:name="__RefHeading___Toc354_3333160460"/><text:soft-page-break/>Задание<text:bookmark-end text:name="__RefHeading___Toc354_3333160460"/></text:h>
        </text:list-item>
      </text:list>
      <text:p text:style-name="P16">Написать программу на языке Python 3.<text:bookmark text:name="page3R_mcid10"/>x<text:bookmark text:name="page3R_mcid11"/>, которая бы осуществляла парсинг и конвертацию исходного файла в новый. Нельзя использовать готовые библиотеки, в том числе регулярные выражения в Python и библиотеки для загрузки XML-файлов.</text:p>
      <text:p text:style-name="P17"/>
      <text:p text:style-name="P22"><text:span text:style-name="T3">Исходный код: </text:span><text:a xlink:type="simple" xlink:href="https://github.com/Demid0/InfLabs/blob/master/Lab4/task.py" text:style-name="Internet_20_link" text:visited-style-name="Visited_20_Internet_20_Link"><text:span text:style-name="T3">https://github.com/Demid0/InfLabs/blob/master/Lab4/task.py</text:span></text:a></text:p>
      <text:p text:style-name="P24"/>
      <text:list xml:id="list165609603616053" text:continue-numbering="true" text:style-name="WWNum1">
        <text:list-item>
          <text:h text:style-name="P12" text:outline-level="1"><text:bookmark-start text:name="__RefHeading___Toc356_3333160460"/>Дополнительное задание №1<text:bookmark-end text:name="__RefHeading___Toc356_3333160460"/></text:h>
        </text:list-item>
      </text:list>
      <text:p text:style-name="P18"><text:bookmark text:name="page3R_mcid14"/>a) Найти готовые библиотеки, осуществляющие аналогичный парсинг и конвертацию файлов.<text:bookmark text:name="page3R_mcid15"/><text:line-break/>b) Переписать исходный код, применив найденные библиотеки. Регулярные выражения также нельзя использовать.<text:bookmark text:name="page3R_mcid16"/><text:line-break/></text:p>
      <text:p text:style-name="P21"><text:span text:style-name="T2">Исходный код: </text:span><text:a xlink:type="simple" xlink:href="https://github.com/Demid0/InfLabs/blob/master/Lab4/d1task.py" text:style-name="Internet_20_link" text:visited-style-name="Visited_20_Internet_20_Link"><text:span text:style-name="T2">https://github.com/Demid0/InfLabs/blob/master/Lab4/d1task.py</text:span></text:a></text:p>
      <text:p text:style-name="P21"/>
      <text:list xml:id="list165608313808023" text:continue-numbering="true" text:style-name="WWNum1">
        <text:list-item>
          <text:h text:style-name="P13" text:outline-level="1"><text:bookmark-start text:name="__RefHeading___Toc688_2001671050"/>Дополнительное задание №2<text:bookmark-end text:name="__RefHeading___Toc688_2001671050"/></text:h>
        </text:list-item>
      </text:list>
      <text:p text:style-name="P19"><text:span text:style-name="T4">Переписать исходный код, добавив в него использование регулярных выражений.</text:span></text:p>
      <text:p text:style-name="P19"/>
      <text:p text:style-name="P22"><text:span text:style-name="T3">Исходный код: </text:span><text:a xlink:type="simple" xlink:href="https://github.com/Demid0/InfLabs/blob/master/Lab4/d2task.py" text:style-name="Internet_20_link" text:visited-style-name="Visited_20_Internet_20_Link"><text:span text:style-name="T3">https://github.com/Demid0/InfLabs/blob/master/Lab4/d2task.py</text:span></text:a></text:p>
      <text:p text:style-name="P25"/>
      <text:p text:style-name="P25"/>
      <text:list xml:id="list165608508712863" text:continue-numbering="true" text:style-name="WWNum1">
        <text:list-item>
          <text:h text:style-name="P14" text:outline-level="1"><text:bookmark-start text:name="__RefHeading___Toc356_33331604601"/><text:soft-page-break/><text:span text:style-name="T6">Дополнительное задание №</text:span><text:span text:style-name="T7">3</text:span><text:bookmark-end text:name="__RefHeading___Toc356_33331604601"/></text:h>
        </text:list-item>
      </text:list>
      <text:p text:style-name="P18"><text:span text:style-name="T7">Используя свою исходную программу из обязательного задания, программу из дополнительного задания No1 и программу из дополнительного задания No2, сравнить десятикратное время выполнения парсинга + конвертации в цикле.</text:span></text:p>
      <text:p text:style-name="P18"/>
      <text:p text:style-name="P23"><text:span text:style-name="T8">Без библиотек - 0.0499727725982666</text:span><text:line-break/><text:span text:style-name="T8">С библиотеками - 0.0695793628692627</text:span><text:line-break/><text:span text:style-name="T8">С регулярками - 0.033646583557128906</text:span></text:p>
      <text:p text:style-name="P18"/>
      <text:p text:style-name="P20"><text:span text:style-name="T9">Самый долгий парсинг происходил с помощью модулей. Самый быстрый с помощью модулей и регулярных выражений.</text:span></text:p>
      <text:p text:style-name="P18"/>
      <text:p text:style-name="P18"/>
      <text:list xml:id="list165609472979352" text:continue-numbering="true" text:style-name="WWNum1">
        <text:list-item>
          <text:h text:style-name="P15" text:outline-level="1"><text:bookmark-start text:name="__RefHeading___Toc690_2001671050"/>Вывод<text:bookmark-end text:name="__RefHeading___Toc690_2001671050"/></text:h>
        </text:list-item>
      </text:list>
      <text:p text:style-name="P26">Во время выполнения данной лабораторной работы, я познакомился с JSON и XML. Познакомился с библиотеками Python для работы с ним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11in" style:contextual-spacing="false" fo:line-height="108%" fo:text-align="start" style:justify-single-word="false" fo:orphans="2" fo:widows="2" fo:hyphenation-ladder-count="no-limit" style:page-number="auto" style:writing-mode="lr-tb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14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in" fo:margin-bottom="0.111in" style:contextual-spacing="false" text:number-lines="false" text:line-number="0"/>
    </style:style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92in" fo:margin-left="0in" fo:margin-right="0in" fo:margin-top="0.45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8T13:44:00</meta:creation-date>
    <meta:initial-creator>Yuriy Boldyrev</meta:initial-creator>
    <dc:language>en-US</dc:language>
    <dc:date>2022-11-17T16:56:07.567416306</dc:date>
    <meta:editing-cycles>24</meta:editing-cycles>
    <meta:editing-duration>PT3H21M4S</meta:editing-duration>
    <meta:generator>LibreOffice/7.3.6.2$Linux_X86_64 LibreOffice_project/30$Build-2</meta:generator>
    <meta:print-date>2022-10-17T01:48:39.701992559</meta:print-date>
    <meta:document-statistic meta:table-count="0" meta:image-count="0" meta:object-count="0" meta:page-count="4" meta:paragraph-count="33" meta:word-count="211" meta:character-count="1794" meta:non-whitespace-character-count="1614"/>
    <meta:user-defined meta:name="AppVersion">15.0000</meta:user-defined>
    <meta:template xlink:type="simple" xlink:actuate="onRequest" xlink:title="Normal" xlink:href=""/>
  </office:meta>
</office:document-meta>
</file>